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fo:font-size="12pt" officeooo:rsid="00040d34" officeooo:paragraph-rsid="00040d34" style:font-size-asian="12pt" style:font-size-complex="12pt"/>
    </style:style>
    <style:style style:name="P2" style:family="paragraph" style:parent-style-name="Standard">
      <style:paragraph-properties fo:line-height="115%" fo:text-align="justify" style:justify-single-word="false" style:writing-mode="lr-tb"/>
      <style:text-properties fo:font-size="12pt" officeooo:rsid="00040d34" officeooo:paragraph-rsid="00040d34" style:font-size-asian="12pt" style:font-size-complex="12pt"/>
    </style:style>
    <style:style style:name="P3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4pt" officeooo:rsid="00040d34" officeooo:paragraph-rsid="00040d34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claração de compromisso de retorno ao país</text:p>
      <text:p text:style-name="P1"/>
      <text:p text:style-name="P1"/>
      <text:p text:style-name="P1"/>
      <text:p text:style-name="P2">Eu, Higor Amario de Souza, declaro que estou ciente de que devo retornar ao Brasil após o período do estágio de pesquisa no exterior para dar continuidade à realização do curso de doutorado.</text:p>
      <text:p text:style-name="P2"/>
      <text:p text:style-name="P1"/>
      <text:p text:style-name="P1"/>
      <text:p text:style-name="P1">São <text:s/>Paulo, </text:p>
      <text:p text:style-name="P1"/>
      <text:p text:style-name="P1"/>
      <text:p text:style-name="P1"/>
      <text:p text:style-name="P1"/>
      <text:p text:style-name="P1"/>
      <text:p text:style-name="P1">________________________</text:p>
      <text:p text:style-name="P1">Higor Amario de Sou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/>
    <meta:initial-creator/>
    <meta:editing-cycles>3</meta:editing-cycles>
    <dc:date>2014-09-27T22:52:59.698437099</dc:date>
    <meta:editing-duration>PT16S</meta:editing-duration>
    <meta:document-statistic meta:table-count="0" meta:image-count="0" meta:object-count="0" meta:page-count="1" meta:paragraph-count="5" meta:word-count="47" meta:character-count="291" meta:non-whitespace-character-count="247"/>
  </office:meta>
</office:document-meta>
</file>